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tocol_type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c_byte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st_byte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ong_fragme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_failed_login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gged_in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m_compromised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ot_shell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_attempted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m_roo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_file_creation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um_shell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m_access_file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m_outbound_cmds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_hot_login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_guest_login</text:p>
          </table:table-cell>
          <table:table-cell office:value-type="string" calcext:value-type="string">
            <text:p>Symbolic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rv_cou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v_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v_r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me_srv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ff_srv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v_diff_host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st_host_cou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st_host_srv_count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st_host_same_srv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st_host_diff_srv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st_host_same_src_port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st_host_srv_diff_host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st_host_s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st_host_srv_s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st_host_r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st_host_srv_rerror_rate</text:p>
          </table:table-cell>
          <table:table-cell office:value-type="string" calcext:value-type="string">
            <text:p>Continuous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1:25:44.04824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26:02.591087673</meta:creation-date>
    <meta:editing-duration>PT1M5S</meta:editing-duration>
    <meta:editing-cycles>2</meta:editing-cycles>
    <meta:generator>LibreOffice/5.1.6.2$Linux_X86_64 LibreOffice_project/10m0$Build-2</meta:generator>
    <dc:date>2017-10-06T11:26:49.308294077</dc:date>
    <meta:document-statistic meta:table-count="1" meta:cell-count="123" meta:object-count="0"/>
  </office:meta>
</office:document-meta>
</file>